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entury Gothic" fo:font-size="10pt" fo:language="en" fo:country="US" style:font-size-asian="10pt" style:font-size-complex="10pt"/>
    </style:style>
    <style:style style:name="P3" style:family="paragraph" style:parent-style-name="Standard">
      <style:paragraph-properties fo:text-align="justify" style:justify-single-word="false"/>
      <style:text-properties style:font-name="Century Gothic" fo:font-size="10pt" fo:language="en" fo:country="US" fo:font-weight="bold" style:font-size-asian="10pt" style:font-weight-asian="bold" style:font-size-complex="10pt"/>
    </style:style>
    <style:style style:name="P4" style:family="paragraph" style:parent-style-name="Standard">
      <style:paragraph-properties fo:text-align="justify" style:justify-single-word="false"/>
      <style:text-properties style:font-name="Century Gothic" fo:font-size="10pt" fo:language="en" fo:country="US" style:text-underline-style="solid" style:text-underline-width="auto" style:text-underline-color="font-color" style:font-size-asian="10pt" style:font-size-complex="10pt"/>
    </style:style>
    <style:style style:name="P5" style:family="paragraph" style:parent-style-name="Standard">
      <style:paragraph-properties fo:margin-top="0mm" fo:margin-bottom="0mm" fo:text-align="justify" style:justify-single-word="false"/>
      <style:text-properties style:font-name="Century Gothic" fo:font-size="10pt" fo:language="en" fo:country="US" style:font-size-asian="10pt" style:font-size-complex="10pt"/>
    </style:style>
    <style:style style:name="P6" style:family="paragraph" style:parent-style-name="Standard" style:master-page-name="Standard">
      <style:paragraph-properties fo:text-align="justify" style:justify-single-word="false" style:page-number="auto"/>
    </style:style>
    <style:style style:name="P7" style:family="paragraph" style:parent-style-name="List_20_Paragraph">
      <style:paragraph-properties fo:text-align="justify" style:justify-single-word="false"/>
    </style:style>
    <style:style style:name="P8" style:family="paragraph" style:parent-style-name="List_20_Paragraph" style:list-style-name="WWNum1">
      <style:paragraph-properties fo:text-align="justify" style:justify-single-word="false"/>
    </style:style>
    <style:style style:name="P9" style:family="paragraph" style:parent-style-name="List_20_Paragraph">
      <style:paragraph-properties fo:text-align="justify" style:justify-single-word="false"/>
      <style:text-properties style:font-name="Century Gothic" fo:font-size="10pt" fo:language="en" fo:country="US" style:font-size-asian="10pt" style:font-size-complex="10pt"/>
    </style:style>
    <style:style style:name="P10" style:family="paragraph" style:parent-style-name="No_20_Spacing">
      <style:paragraph-properties fo:text-align="center" style:justify-single-word="false"/>
    </style:style>
    <style:style style:name="P11" style:family="paragraph" style:parent-style-name="No_20_Spacing">
      <style:paragraph-properties fo:text-align="justify" style:justify-single-word="false"/>
    </style:style>
    <style:style style:name="T1" style:family="text">
      <style:text-properties style:font-name="Century Gothic" fo:font-size="10pt" fo:language="en" fo:country="US" style:font-size-asian="10pt" style:font-size-complex="10pt"/>
    </style:style>
    <style:style style:name="T2" style:family="text">
      <style:text-properties style:font-name="Century Gothic" fo:font-size="10pt" fo:language="en" fo:country="US" style:text-underline-style="solid" style:text-underline-width="auto" style:text-underline-color="font-color" style:font-size-asian="10pt" style:font-size-complex="10pt"/>
    </style:style>
    <style:style style:name="T3" style:family="text">
      <style:text-properties style:font-name="Century Gothic" fo:font-size="10pt" fo:language="en" fo:country="US" fo:font-weight="bold" style:font-size-asian="10pt" style:font-weight-asian="bold" style:font-size-complex="10pt"/>
    </style:style>
    <style:style style:name="T4" style:family="text">
      <style:text-properties style:font-name="Century Gothic" fo:font-size="10pt" fo:font-weight="bold" style:font-size-asian="10pt" style:font-weight-asian="bold" style:font-size-complex="10pt"/>
    </style:style>
    <style:style style:name="T5" style:family="text">
      <style:text-properties style:font-name="Century Gothic" fo:language="en" fo:country="US"/>
    </style:style>
    <style:style style:name="T6" style:family="text">
      <style:text-properties style:font-name="Century Gothic" fo:language="en" fo:country="US" fo:font-weight="bold" style:font-weight-asian="bold"/>
    </style:style>
    <style:style style:name="T7" style:family="text">
      <style:text-properties style:font-name="Century Gothic" fo:language="en" fo:country="US" style:text-underline-style="solid" style:text-underline-width="auto" style:text-underline-color="font-color" fo:font-weight="bold" style:font-weight-asian="bold"/>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ate: </text:span><text:span text:style-name="T2">DDMMYYYY</text:span></text:p>
      <text:p text:style-name="P1"><text:span text:style-name="T5">To: </text:span><text:span text:style-name="T6">BS Accounting Services Pte Ltd</text:span></text:p>
      <text:p text:style-name="P3"/>
      <text:p text:style-name="P1"><text:span text:style-name="T7">RE : LETTER OF CONFIRMATION</text:span></text:p>
      <text:p text:style-name="P4"/>
      <text:p text:style-name="P10"><text:span text:style-name="T8">Name of Company : </text:span><text:span text:style-name="T10">AAA</text:span></text:p>
      <text:p text:style-name="No_20_Spacing"><text:span text:style-name="T8"><text:s text:c="67"/>UEN </text:span><text:span text:style-name="T9">: </text:span><text:span text:style-name="T3">BBB</text:span></text:p>
      <text:p text:style-name="No_20_Spacing"><text:span text:style-name="T8"><text:s/></text:span></text:p>
      <text:p text:style-name="P5"/>
      <text:p text:style-name="P1"><text:span text:style-name="T1">We / I, the undersigned:</text:span></text:p>
      <text:list xml:id="list13953146821" text:style-name="WWNum1">
        <text:list-item>
          <text:p text:style-name="P8"><text:span text:style-name="T1">Hereby authorize BS Accounting Services Pte Ltd and its designated agents (hereinafter called BS Accounting Services Pte Ltd) to provide services including / lodging the filing electronically (Bizfile) with the Accounting and Corporate Regulatory Authority (ACRA) for the necessary filings of return, notice, or lodgments, striking off and other professional services including submission of stamping for share transfers, preparing of unaudited financial and tax report and to communicate with the relevant authorities for rectifying any omissions if necessary.</text:span></text:p>
        </text:list-item>
      </text:list>
      <text:p text:style-name="P9"/>
      <text:list xml:id="list1560152700" text:continue-numbering="true" text:style-name="WWNum1">
        <text:list-item>
          <text:p text:style-name="P8"><text:span text:style-name="T1">Declare that the information provided / communicated through all written or verbal forms to BS Accounting Services Pte Ltd including financial data, company’s and individuals’ particulars and declaration are accurate and complete to the best of our knowledge and that the signing of all forms and documents (including but not limited to form 45 / 45B, resolutions, minutes, share transfer forms and Annual Return documents) by actual person(s) is always under my witness.</text:span></text:p>
        </text:list-item>
      </text:list>
      <text:p text:style-name="P9"/>
      <text:list xml:id="list1782067037" text:continue-numbering="true" text:style-name="WWNum1">
        <text:list-item>
          <text:p text:style-name="P8"><text:span text:style-name="T1">Hereby confirm that should BS Accounting Services Pte Ltd be engaged to prepare the unaudited financial and tax reports, we are / I am fully responsible for the full contents of the reports and schedules including all financial statements, notes, to the financial relevant schedules, Form C or C-S and etc. </text:span></text:p>
        </text:list-item>
      </text:list>
      <text:p text:style-name="P7"><text:span text:style-name="T1">BS Accounting Services Pte Ltd.’s duty is solely prepare the reports based on information provided by us, BUT by no means be involved <text:s/>to check, verify or confirm the accuracy, validity and completeness of this information.</text:span></text:p>
      <text:p text:style-name="P9"/>
      <text:list xml:id="list1099183223" text:continue-numbering="true" text:style-name="WWNum1">
        <text:list-item>
          <text:p text:style-name="P8"><text:span text:style-name="T1">Hereby declare and confirm that should BS Accounting Services Pte Ltd be engaged to lodge the Annual Return, the said AGM has been properly convened in accordance with the Company Act chapter 50 including sending the necessary notice of AGM to all shareholders.</text:span></text:p>
        </text:list-item>
      </text:list>
      <text:p text:style-name="P9"/>
      <text:list xml:id="list1033081769" text:continue-numbering="true" text:style-name="WWNum1">
        <text:list-item>
          <text:p text:style-name="P8"><text:span text:style-name="T1">Hereby fully indemnifies and holds BS Accounting Services Pte Ltd harmless from and against all claims or liabilities from any party concerned and from any losses, costs or damages in respect of inaccurate or incomplete information prepared / filed through the services howsoever arising.</text:span></text:p>
        </text:list-item>
      </text:list>
      <text:p text:style-name="P2"/>
      <text:p text:style-name="P1"><text:span text:style-name="T1">Yours faithfully</text:span></text:p>
      <text:p text:style-name="No_20_Spacing"><text:span text:style-name="T1">On behalf of </text:span><text:span text:style-name="T8">: </text:span><text:span text:style-name="T4">AAA (UEN : BBB)</text:span><text:span text:style-name="T3"> </text:span><text:span text:style-name="T1">confirm and acknowledge the above.</text:span></text:p>
      <text:p text:style-name="P2"/>
      <text:p text:style-name="P2"/>
      <text:p text:style-name="P11"><text:soft-page-break/><text:span text:style-name="T1">______________________________<text:tab/><text:tab/><text:tab/><text:tab/> <text:s text:c="3"/>_____________________________</text:span></text:p>
      <text:p text:style-name="P11"><text:span text:style-name="T1">CCC<text:tab/><text:tab/><text:tab/><text:tab/><text:tab/><text:tab/><text:tab/><text:tab/> <text:s text:c="3"/>DDD</text:span><text:bookmark text:name="_GoBack"/></text:p>
      <text:p text:style-name="P11"><text:span text:style-name="T1">Director <text:tab/><text:tab/><text:tab/><text:tab/><text:tab/><text:tab/><text:tab/> <text:s text:c="3"/>Director</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mm" fo:margin-right="0mm" fo:text-indent="0mm" style:auto-text-indent="false"/>
    </style:style>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5.01mm" fo:margin-bottom="7mm" fo:margin-left="27.01mm" fo:margin-right="26mm" style:writing-mode="lr-tb" style:layout-grid-color="#c0c0c0" style:layout-grid-lines="43"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dc:creator>Sally Khor</dc:creator>
    <meta:editing-cycles>2</meta:editing-cycles>
    <meta:creation-date>2015-05-18T09:21:00</meta:creation-date>
    <dc:date>2015-05-18T09:21:00</dc:date>
    <meta:editing-duration>P0D</meta:editing-duration>
    <meta:generator>LibreOffice/3.5$Linux_X86_64 LibreOffice_project/350m1$Build-2</meta:generator>
    <meta:document-statistic meta:table-count="0" meta:image-count="0" meta:object-count="0" meta:page-count="2" meta:paragraph-count="18" meta:word-count="377" meta:character-count="2512" meta:non-whitespace-character-count="20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